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officeooo:rsid="000fec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Crear una función con el nombre ejemploXX y sin parámetros de entrada. AL consultar la función esta debe imprimir en pantalla el siguiente texto: Hola minombreXX¡</text:p>
      <text:p text:style-name="Standard">-- (Donde pone XX debes poner tu número de prácticas y donde pone minombre debes poner tu nombre).</text:p>
      <text:p text:style-name="Standard">drop function if exists ejemplo18;</text:p>
      <text:p text:style-name="Standard">delimiter $$</text:p>
      <text:p text:style-name="Standard">create function ejemplo18() returns char(13) deterministic</text:p>
      <text:p text:style-name="Standard">begin</text:p>
      <text:p text:style-name="Standard"><text:tab/>return 'Hola Daniel18';</text:p>
      <text:p text:style-name="Standard">end $$</text:p>
      <text:p text:style-name="Standard">delimiter ;</text:p>
      <text:p text:style-name="Standard">select ejemplo18();</text:p>
      <text:p text:style-name="Standard"/>
      <text:p text:style-name="Standard">-- 2. Ejecutar la siguiente sentencia: SELECT ejemploXX() AS ‘Saludo’;</text:p>
      <text:p text:style-name="Standard">-- Crear una función con el nombre saludito que reciba una cadena de caracteres (cad_ent) y devuelve el siguiente mensaje: </text:p>
      <text:p text:style-name="Standard">-- ‘Chacho (cad_ent)¡ Que pasó?’</text:p>
      <text:p text:style-name="Standard">select ejemplo18() as 'Saludo';</text:p>
      <text:p text:style-name="Standard"/>
      <text:p text:style-name="Standard">drop function if exists saludito;</text:p>
      <text:p text:style-name="Standard">delimiter $$</text:p>
      <text:p text:style-name="Standard">create function saludito(cad_ent varchar(20)) returns varchar(100) deterministic</text:p>
      <text:p text:style-name="Standard">begin</text:p>
      <text:p text:style-name="Standard"><text:tab/>declare mensaje varchar(100) default concat('Chacho ', cad_ent, '! Que pasó!');</text:p>
      <text:p text:style-name="Standard"><text:tab/>return mensaje;</text:p>
      <text:p text:style-name="Standard">end $$</text:p>
      <text:p text:style-name="Standard">delimiter ;</text:p>
      <text:p text:style-name="Standard"/>
      <text:p text:style-name="Standard">-- 3. Llamar a la función anterior desde un SELECT usando la frase.</text:p>
      <text:p text:style-name="Standard">select saludito('Daniel');</text:p>
      <text:p text:style-name="Standard">-- 4. Crear una función con el nombre frase(). Esta función recibirá una cadena (frase_entrada) y devolverá el siguiente texto: </text:p>
      <text:p text:style-name="Standard">-- 'La frase: (frase_entrada) es muy larga'.</text:p>
      <text:p text:style-name="Standard">-- Si frase_entrada tiene más de 40 caracteres. </text:p>
      <text:p text:style-name="Standard">-- Si por le contrario frase_entrada tiene 40 o menos caracteres devolverá: 'La frase: (frase_entrada) es muy corta'</text:p>
      <text:p text:style-name="Standard"/>
      <text:p text:style-name="Standard">drop function if exists frase;</text:p>
      <text:p text:style-name="Standard">delimiter $$</text:p>
      <text:p text:style-name="Standard">create function frase(frase_entrada varchar(100)) returns varchar(100) deterministic </text:p>
      <text:p text:style-name="Standard">begin</text:p>
      <text:p text:style-name="Standard"><text:tab/>declare mensaje varchar(100);</text:p>
      <text:p text:style-name="Standard"><text:tab/>if length(frase_entrada) &gt; 40 then</text:p>
      <text:p text:style-name="Standard"><text:tab/><text:tab/>set mensaje = concat('La frase (', frase_entrada, ') es muy larga');</text:p>
      <text:p text:style-name="Standard"><text:tab/>else</text:p>
      <text:p text:style-name="Standard"><text:tab/><text:tab/>set mensaje = concat('La frase (', frase_entrada, ') es muy corta');</text:p>
      <text:p text:style-name="Standard"><text:tab/>end if;</text:p>
      <text:p text:style-name="Standard"><text:s text:c="4"/>return mensaje;</text:p>
      <text:p text:style-name="Standard">end $$</text:p>
      <text:p text:style-name="Standard">delimiter ;</text:p>
      <text:p text:style-name="Standard"/>
      <text:p text:style-name="Standard">-- 5. Llamar a la función anterior desde un SELECT insertando una frase corta primero y una frase <text:soft-page-break/>larga después.</text:p>
      <text:p text:style-name="Standard">select frase('12');</text:p>
      <text:p text:style-name="Standard">select frase('1234567891234567891234567891234567891234');</text:p>
      <text:p text:style-name="Standard">SELECT length('1234567891234567891234567891234567891234');</text:p>
      <text:p text:style-name="Standard">-- 6. Crear una función que determine si un número es par o no.</text:p>
      <text:p text:style-name="Standard">drop function if exists par;</text:p>
      <text:p text:style-name="Standard">delimiter $$</text:p>
      <text:p text:style-name="Standard">create function par(numero int) returns char(9) deterministic </text:p>
      <text:p text:style-name="Standard">begin</text:p>
      <text:p text:style-name="Standard"><text:tab/>declare mensaje varchar(100);</text:p>
      <text:p text:style-name="Standard"><text:tab/>if numero%2 = 1 then</text:p>
      <text:p text:style-name="Standard"><text:tab/><text:tab/>set mensaje = 'No es par';</text:p>
      <text:p text:style-name="Standard"><text:tab/>else</text:p>
      <text:p text:style-name="Standard"><text:tab/><text:tab/>set mensaje = 'Es par';</text:p>
      <text:p text:style-name="Standard"><text:tab/>end if;</text:p>
      <text:p text:style-name="Standard"><text:s text:c="4"/>return mensaje;</text:p>
      <text:p text:style-name="Standard">end $$</text:p>
      <text:p text:style-name="Standard">delimiter ;</text:p>
      <text:p text:style-name="Standard"/>
      <text:p text:style-name="Standard">-- 7. Llamar a la función anterior desde un SELECT con números pares e impares. </text:p>
      <text:p text:style-name="Standard">select par(2);</text:p>
      <text:p text:style-name="Standard">select par(5);</text:p>
      <text:p text:style-name="Standard">-- 8. Crear una función de nombre peli_getName(cod INT) que en base a un código (número entero) de película</text:p>
      <text:p text:style-name="Standard">-- devuelva su nombre o la cadena 'DESCONOCIDO' en caso que no exista.</text:p>
      <text:p text:style-name="Standard">use filmStore;</text:p>
      <text:p text:style-name="Standard">describe peliculas;</text:p>
      <text:p text:style-name="Standard">drop function if exists peli_getName;</text:p>
      <text:p text:style-name="Standard">delimiter $$</text:p>
      <text:p text:style-name="Standard">create function peli_getName(inCod int) returns varchar(100) deterministic </text:p>
      <text:p text:style-name="Standard">begin</text:p>
      <text:p text:style-name="Standard">-- <text:tab/>declare mensaje varchar(100);</text:p>
      <text:p text:style-name="Standard"><text:tab/>declare nombreAux varchar(40) default (select nombre from peliculas where codPelicula = inCod);</text:p>
      <text:p text:style-name="Standard"><text:tab/>if nombreAux is null then</text:p>
      <text:p text:style-name="Standard"><text:tab/><text:tab/>return 'DESCONOCIDO';</text:p>
      <text:p text:style-name="Standard"><text:tab/>else</text:p>
      <text:p text:style-name="Standard"><text:tab/><text:tab/>return nombreAux;</text:p>
      <text:p text:style-name="Standard"><text:tab/>end if;</text:p>
      <text:p text:style-name="Standard">end $$</text:p>
      <text:p text:style-name="Standard">delimiter ;</text:p>
      <text:p text:style-name="Standard"/>
      <text:p text:style-name="Standard">-- 9. Llamar a la función anterior desde un SELECT con distintos valores.</text:p>
      <text:p text:style-name="Standard">select peli_getName(0);</text:p>
      <text:p text:style-name="Standard">select peli_getName(1);</text:p>
      <text:p text:style-name="Standard">select peli_getName(2);</text:p>
      <text:p text:style-name="Standard">select peli_getName(3);</text:p>
      <text:p text:style-name="Standard"/>
      <text:p text:style-name="Standard">-- 10. <text:s/>Crear una función de nombre peli_getMaxPrecio(num int) que en base a un DNI de cliente devuelva </text:p>
      <text:p text:style-name="Standard">-- el nombre de la película más cara que ha comprado (utiliza la función de agregado MAX(columna)).</text:p>
      <text:p text:style-name="Standard"><text:soft-page-break/>use filmStore;</text:p>
      <text:p text:style-name="Standard">describe clientes;</text:p>
      <text:p text:style-name="Standard">describe peliculas;</text:p>
      <text:p text:style-name="Standard">drop function if exists peli_getMaxPrecio;</text:p>
      <text:p text:style-name="Standard">delimiter $$</text:p>
      <text:p text:style-name="Standard">create function peli_getMaxPrecio(inDni char(9)) returns varchar(40) deterministic </text:p>
      <text:p text:style-name="Standard">begin</text:p>
      <text:p text:style-name="Standard"><text:s/><text:tab/>declare codPeliAUx int;</text:p>
      <text:p text:style-name="Standard"><text:s/>select codPelicula from peliculas where codPelicula in </text:p>
      <text:p text:style-name="Standard"><text:tab/>(select codPelicula from compras where dnicliente <text:s/>= inDni ) order by precio desc limit 1 into codPeliAux;</text:p>
      <text:p text:style-name="Standard"><text:tab/><text:tab/>return (select peliculas.nombre from peliculas where codPelicula = codPeliAux);</text:p>
      <text:p text:style-name="Standard">end $$</text:p>
      <text:p text:style-name="Standard">delimiter ;</text:p>
      <text:p text:style-name="Standard"/>
      <text:p text:style-name="Standard">-- 11. <text:s/>Llamar a la función anterior desde un SELECT con distintos valores.</text:p>
      <text:p text:style-name="Standard">select peli_getMaxPrecio('45525540A');</text:p>
      <text:p text:style-name="Standard">select peli_getMaxPrecio('48532544T');</text:p>
      <text:p text:style-name="Standard"/>
      <text:p text:style-name="Standard">-- 12. <text:s/>Crea una función de nombre lastyear() que en base al código de una película devuelva cuantas veces ha sido compradas en el último año.</text:p>
      <text:p text:style-name="Standard">drop function if exists lastyear;</text:p>
      <text:p text:style-name="Standard">delimiter $$</text:p>
      <text:p text:style-name="Standard">create function lastyear(inCodPeli int) returns int deterministic </text:p>
      <text:p text:style-name="Standard">begin</text:p>
      <text:p text:style-name="Standard">-- <text:s/><text:tab/>return (select count(*) from compras where codPelicula = inCodPeli and fechaCompra between(curdate() and ));</text:p>
      <text:p text:style-name="Standard"><text:s/><text:tab/>return (select count(*) from compras where codPelicula = inCodPeli and year(fechaCompra) &gt;<text:span text:style-name="T1">=</text:span> (year(curdate()) -1 ));</text:p>
      <text:p text:style-name="Standard">end $$</text:p>
      <text:p text:style-name="Standard">delimiter ;</text:p>
      <text:p text:style-name="Standard"/>
      <text:p text:style-name="Standard">-- 13. <text:s/>Llamar a la función anterior desde un SELECT con distintos códigos de películas.</text:p>
      <text:p text:style-name="Standard">select lastyear(20);</text:p>
      <text:p text:style-name="Standard">select curdate();</text:p>
      <text:p text:style-name="Standard">select curdate() - INTERVAL 365 DAY;</text:p>
      <text:p text:style-name="Standard"/>
      <text:p text:style-name="Standard">-- 14. <text:s/>AVANZADO: Crear una función llamada factorial que le pasemos como parámetro un número </text:p>
      <text:p text:style-name="Standard">-- y devuelva el factorial de dicho número. Llamar a la función desde un SELECT con distintos valores.</text:p>
      <text:p text:style-name="Standard">drop function if exists factorial;</text:p>
      <text:p text:style-name="Standard">delimiter $$</text:p>
      <text:p text:style-name="Standard">create function factorial(inNumero int) returns int deterministic </text:p>
      <text:p text:style-name="Standard">begin</text:p>
      <text:p text:style-name="Standard"><text:tab/>declare acumulado int default 1;</text:p>
      <text:p text:style-name="Standard"><text:tab/>while inNumero &gt; 1 do</text:p>
      <text:p text:style-name="Standard"><text:tab/><text:tab/>set acumulado = inNUmero * acumulado;</text:p>
      <text:p text:style-name="Standard"><text:s text:c="8"/>set inNumero = inNumero - 1;</text:p>
      <text:p text:style-name="Standard"><text:tab/>end while;</text:p>
      <text:p text:style-name="Standard"><text:s text:c="4"/>return acumulado;</text:p>
      <text:p text:style-name="Standard">end $$</text:p>
      <text:p text:style-name="Standard"><text:soft-page-break/>delimiter ;</text:p>
      <text:p text:style-name="Standard">select factorial(12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4M27S</meta:editing-duration>
    <meta:editing-cycles>6</meta:editing-cycles>
    <meta:generator>LibreOffice/7.6.4.1$Windows_X86_64 LibreOffice_project/e19e193f88cd6c0525a17fb7a176ed8e6a3e2aa1</meta:generator>
    <dc:date>2024-05-16T16:40:59.424000000</dc:date>
    <meta:print-date>2024-05-16T16:39:44.808000000</meta:print-date>
    <meta:printed-by>Archivos PDF</meta:printed-by>
    <meta:document-statistic meta:table-count="0" meta:image-count="0" meta:object-count="0" meta:page-count="4" meta:paragraph-count="130" meta:word-count="760" meta:character-count="5169" meta:non-whitespace-character-count="4457"/>
    <meta:user-defined meta:name="Info 1"/>
    <meta:user-defined meta:name="Info 2"/>
    <meta:user-defined meta:name="Info 3"/>
    <meta:user-defined meta:name="Info 4"/>
  </office:meta>
</office:document-meta>
</file>